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43in"/>
    </style:style>
    <style:style style:name="co3" style:family="table-column">
      <style:table-column-properties fo:break-before="auto" style:column-width="1.2661in"/>
    </style:style>
    <style:style style:name="co4" style:family="table-column">
      <style:table-column-properties fo:break-before="auto" style:column-width="0.8783in"/>
    </style:style>
    <style:style style:name="co5" style:family="table-column">
      <style:table-column-properties fo:break-before="auto" style:column-width="0.928in"/>
    </style:style>
    <style:style style:name="co6" style:family="table-column">
      <style:table-column-properties fo:break-before="auto" style:column-width="0.5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60"/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XR2206-RC" table:style-name="ta1">
        <table:table-column table:style-name="co1" table:number-columns-repeated="2" table:default-cell-style-name="Default"/>
        <table:table-row table:style-name="ro1">
          <table:table-cell office:value-type="string">
            <text:p>f=1/rc</text:p>
          </table:table-cell>
          <table:table-cell/>
        </table:table-row>
        <table:table-row table:style-name="ro1">
          <table:table-cell office:value-type="string">
            <text:p>Rmin</text:p>
          </table:table-cell>
          <table:table-cell office:value-type="float" office:value="8200">
            <text:p>8200</text:p>
          </table:table-cell>
        </table:table-row>
        <table:table-row table:style-name="ro1">
          <table:table-cell office:value-type="string">
            <text:p>Rrange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min</text:p>
          </table:table-cell>
          <table:table-cell table:formula="of:=[.B2]" office:value-type="float" office:value="8200">
            <text:p>8200</text:p>
          </table:table-cell>
        </table:table-row>
        <table:table-row table:style-name="ro1">
          <table:table-cell office:value-type="string">
            <text:p>Rmax</text:p>
          </table:table-cell>
          <table:table-cell table:formula="of:=[.B3]+[.B4]" office:value-type="float" office:value="58200">
            <text:p>58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min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Fmax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1" office:value-type="float" office:value="0.0000001">
            <text:p>1.00E-007</text:p>
          </table:table-cell>
        </table:table-row>
        <table:table-row table:style-name="ro1">
          <table:table-cell office:value-type="string">
            <text:p>Fmin</text:p>
          </table:table-cell>
          <table:table-cell table:formula="of:=1/([.B10]*[.B5])" office:value-type="float" office:value="171.821305841924">
            <text:p>171.8213058419</text:p>
          </table:table-cell>
        </table:table-row>
        <table:table-row table:style-name="ro1">
          <table:table-cell office:value-type="string">
            <text:p>Fmax</text:p>
          </table:table-cell>
          <table:table-cell table:formula="of:=1/([.B10]*[.B4])" office:value-type="float" office:value="1219.51219512195">
            <text:p>1219.512195122</text:p>
          </table:table-cell>
        </table:table-row>
      </table:table>
      <table:table table:name="AD7376-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office:value-type="string">
            <text:p>Resistance</text:p>
          </table:table-cell>
          <table:table-cell table:style-name="Default" office:value-type="float" office:value="50000">
            <text:p>50000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Rw</text:p>
          </table:table-cell>
          <table:table-cell table:style-name="Default" office:value-type="float" office:value="4800">
            <text:p>4800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Cap</text:p>
          </table:table-cell>
          <table:table-cell table:style-name="Default" table:formula="of:=['XR2206-RC'.B10]" office:value-type="float" office:value="0.0000001">
            <text:p>1.00E-00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>
            <text:p>Count</text:p>
          </table:table-cell>
          <table:table-cell table:style-name="ce2" office:value-type="string">
            <text:p>Resistance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Nearest freq</text:p>
          </table:table-cell>
          <table:table-cell table:style-name="ce2" office:value-type="string">
            <text:p>Nearest key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([.$B$1]*[.A6]/128)+[.$B$2]" office:value-type="float" office:value="54409.375">
            <text:p>54409.375</text:p>
          </table:table-cell>
          <table:table-cell table:formula="of:=1/([.B6]*[.$B$3])" office:value-type="float" office:value="183.791855723393">
            <text:p>183.7918557234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([.$B$1]*[.A7]/128)+[.$B$2]" office:value-type="float" office:value="54018.75">
            <text:p>54018.75</text:p>
          </table:table-cell>
          <table:table-cell table:formula="of:=1/([.B7]*[.$B$3])" office:value-type="float" office:value="185.120907092445">
            <text:p>185.120907092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([.$B$1]*[.A8]/128)+[.$B$2]" office:value-type="float" office:value="53628.125">
            <text:p>53628.125</text:p>
          </table:table-cell>
          <table:table-cell table:formula="of:=1/([.B8]*[.$B$3])" office:value-type="float" office:value="186.469319969699">
            <text:p>186.469319969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([.$B$1]*[.A9]/128)+[.$B$2]" office:value-type="float" office:value="53237.5">
            <text:p>53237.5</text:p>
          </table:table-cell>
          <table:table-cell table:formula="of:=1/([.B9]*[.$B$3])" office:value-type="float" office:value="187.837520544729">
            <text:p>187.837520544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([.$B$1]*[.A10]/128)+[.$B$2]" office:value-type="float" office:value="52846.875">
            <text:p>52846.875</text:p>
          </table:table-cell>
          <table:table-cell table:formula="of:=1/([.B10]*[.$B$3])" office:value-type="float" office:value="189.225947608066">
            <text:p>189.2259476081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([.$B$1]*[.A11]/128)+[.$B$2]" office:value-type="float" office:value="52456.25">
            <text:p>52456.25</text:p>
          </table:table-cell>
          <table:table-cell table:formula="of:=1/([.B11]*[.$B$3])" office:value-type="float" office:value="190.635053020374">
            <text:p>190.635053020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([.$B$1]*[.A12]/128)+[.$B$2]" office:value-type="float" office:value="52065.625">
            <text:p>52065.625</text:p>
          </table:table-cell>
          <table:table-cell table:formula="of:=1/([.B12]*[.$B$3])" office:value-type="float" office:value="192.065302202749">
            <text:p>192.0653022027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([.$B$1]*[.A13]/128)+[.$B$2]" office:value-type="float" office:value="51675">
            <text:p>51675</text:p>
          </table:table-cell>
          <table:table-cell table:formula="of:=1/([.B13]*[.$B$3])" office:value-type="float" office:value="193.51717464925">
            <text:p>193.517174649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([.$B$1]*[.A14]/128)+[.$B$2]" office:value-type="float" office:value="51284.375">
            <text:p>51284.375</text:p>
          </table:table-cell>
          <table:table-cell table:formula="of:=1/([.B14]*[.$B$3])" office:value-type="float" office:value="194.99116446286">
            <text:p>194.9911644629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([.$B$1]*[.A15]/128)+[.$B$2]" office:value-type="float" office:value="50893.75">
            <text:p>50893.75</text:p>
          </table:table-cell>
          <table:table-cell table:formula="of:=1/([.B15]*[.$B$3])" office:value-type="float" office:value="196.487780916124">
            <text:p>196.4877809161</text:p>
          </table:table-cell>
          <table:table-cell table:formula="of:=VLOOKUP([.C15];[Notes.$A$2:.$A$24];1;1)" office:value-type="float" office:value="195.998">
            <text:p>195.998</text:p>
          </table:table-cell>
          <table:table-cell table:formula="of:=VLOOKUP([.D15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([.$B$1]*[.A16]/128)+[.$B$2]" office:value-type="float" office:value="50503.125">
            <text:p>50503.125</text:p>
          </table:table-cell>
          <table:table-cell table:formula="of:=1/([.B16]*[.$B$3])" office:value-type="float" office:value="198.007549037807">
            <text:p>198.0075490378</text:p>
          </table:table-cell>
          <table:table-cell table:formula="of:=VLOOKUP([.C16];[Notes.$A$2:.$A$24];1;1)" office:value-type="float" office:value="195.998">
            <text:p>195.998</text:p>
          </table:table-cell>
          <table:table-cell table:formula="of:=VLOOKUP([.D16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([.$B$1]*[.A17]/128)+[.$B$2]" office:value-type="float" office:value="50112.5">
            <text:p>50112.5</text:p>
          </table:table-cell>
          <table:table-cell table:formula="of:=1/([.B17]*[.$B$3])" office:value-type="float" office:value="199.551010226989">
            <text:p>199.551010227</text:p>
          </table:table-cell>
          <table:table-cell table:formula="of:=VLOOKUP([.C17];[Notes.$A$2:.$A$24];1;1)" office:value-type="float" office:value="195.998">
            <text:p>195.998</text:p>
          </table:table-cell>
          <table:table-cell table:formula="of:=VLOOKUP([.D17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([.$B$1]*[.A18]/128)+[.$B$2]" office:value-type="float" office:value="49721.875">
            <text:p>49721.875</text:p>
          </table:table-cell>
          <table:table-cell table:formula="of:=1/([.B18]*[.$B$3])" office:value-type="float" office:value="201.11872289611">
            <text:p>201.1187228961</text:p>
          </table:table-cell>
          <table:table-cell table:formula="of:=VLOOKUP([.C18];[Notes.$A$2:.$A$24];1;1)" office:value-type="float" office:value="195.998">
            <text:p>195.998</text:p>
          </table:table-cell>
          <table:table-cell table:formula="of:=VLOOKUP([.D18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([.$B$1]*[.A19]/128)+[.$B$2]" office:value-type="float" office:value="49331.25">
            <text:p>49331.25</text:p>
          </table:table-cell>
          <table:table-cell table:formula="of:=1/([.B19]*[.$B$3])" office:value-type="float" office:value="202.711263144558">
            <text:p>202.7112631446</text:p>
          </table:table-cell>
          <table:table-cell table:formula="of:=VLOOKUP([.C19];[Notes.$A$2:.$A$24];1;1)" office:value-type="float" office:value="195.998">
            <text:p>195.998</text:p>
          </table:table-cell>
          <table:table-cell table:formula="of:=VLOOKUP([.D19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([.$B$1]*[.A20]/128)+[.$B$2]" office:value-type="float" office:value="48940.625">
            <text:p>48940.625</text:p>
          </table:table-cell>
          <table:table-cell table:formula="of:=1/([.B20]*[.$B$3])" office:value-type="float" office:value="204.32922546453">
            <text:p>204.3292254645</text:p>
          </table:table-cell>
          <table:table-cell table:formula="of:=VLOOKUP([.C20];[Notes.$A$2:.$A$24];1;1)" office:value-type="float" office:value="195.998">
            <text:p>195.998</text:p>
          </table:table-cell>
          <table:table-cell table:formula="of:=VLOOKUP([.D20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([.$B$1]*[.A21]/128)+[.$B$2]" office:value-type="float" office:value="48550">
            <text:p>48550</text:p>
          </table:table-cell>
          <table:table-cell table:formula="of:=1/([.B21]*[.$B$3])" office:value-type="float" office:value="205.973223480947">
            <text:p>205.9732234809</text:p>
          </table:table-cell>
          <table:table-cell table:formula="of:=VLOOKUP([.C21];[Notes.$A$2:.$A$24];1;1)" office:value-type="float" office:value="195.998">
            <text:p>195.998</text:p>
          </table:table-cell>
          <table:table-cell table:formula="of:=VLOOKUP([.D21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([.$B$1]*[.A22]/128)+[.$B$2]" office:value-type="float" office:value="48159.375">
            <text:p>48159.375</text:p>
          </table:table-cell>
          <table:table-cell table:formula="of:=1/([.B22]*[.$B$3])" office:value-type="float" office:value="207.643890727403">
            <text:p>207.6438907274</text:p>
          </table:table-cell>
          <table:table-cell table:formula="of:=VLOOKUP([.C22];[Notes.$A$2:.$A$24];1;1)" office:value-type="float" office:value="195.998">
            <text:p>195.998</text:p>
          </table:table-cell>
          <table:table-cell table:formula="of:=VLOOKUP([.D22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([.$B$1]*[.A23]/128)+[.$B$2]" office:value-type="float" office:value="47768.75">
            <text:p>47768.75</text:p>
          </table:table-cell>
          <table:table-cell table:formula="of:=1/([.B23]*[.$B$3])" office:value-type="float" office:value="209.34188146016">
            <text:p>209.3418814602</text:p>
          </table:table-cell>
          <table:table-cell table:formula="of:=VLOOKUP([.C23];[Notes.$A$2:.$A$24];1;1)" office:value-type="float" office:value="195.998">
            <text:p>195.998</text:p>
          </table:table-cell>
          <table:table-cell table:formula="of:=VLOOKUP([.D23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([.$B$1]*[.A24]/128)+[.$B$2]" office:value-type="float" office:value="47378.125">
            <text:p>47378.125</text:p>
          </table:table-cell>
          <table:table-cell table:formula="of:=1/([.B24]*[.$B$3])" office:value-type="float" office:value="211.067871512433">
            <text:p>211.0678715124</text:p>
          </table:table-cell>
          <table:table-cell table:formula="of:=VLOOKUP([.C24];[Notes.$A$2:.$A$24];1;1)" office:value-type="float" office:value="195.998">
            <text:p>195.998</text:p>
          </table:table-cell>
          <table:table-cell table:formula="of:=VLOOKUP([.D24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([.$B$1]*[.A25]/128)+[.$B$2]" office:value-type="float" office:value="46987.5">
            <text:p>46987.5</text:p>
          </table:table-cell>
          <table:table-cell table:formula="of:=1/([.B25]*[.$B$3])" office:value-type="float" office:value="212.822559191274">
            <text:p>212.8225591913</text:p>
          </table:table-cell>
          <table:table-cell table:formula="of:=VLOOKUP([.C25];[Notes.$A$2:.$A$24];1;1)" office:value-type="float" office:value="195.998">
            <text:p>195.998</text:p>
          </table:table-cell>
          <table:table-cell table:formula="of:=VLOOKUP([.D25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([.$B$1]*[.A26]/128)+[.$B$2]" office:value-type="float" office:value="46596.875">
            <text:p>46596.875</text:p>
          </table:table-cell>
          <table:table-cell table:formula="of:=1/([.B26]*[.$B$3])" office:value-type="float" office:value="214.606666219569">
            <text:p>214.6066662196</text:p>
          </table:table-cell>
          <table:table-cell table:formula="of:=VLOOKUP([.C26];[Notes.$A$2:.$A$24];1;1)" office:value-type="float" office:value="195.998">
            <text:p>195.998</text:p>
          </table:table-cell>
          <table:table-cell table:formula="of:=VLOOKUP([.D26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([.$B$1]*[.A27]/128)+[.$B$2]" office:value-type="float" office:value="46206.25">
            <text:p>46206.25</text:p>
          </table:table-cell>
          <table:table-cell table:formula="of:=1/([.B27]*[.$B$3])" office:value-type="float" office:value="216.420938725822">
            <text:p>216.4209387258</text:p>
          </table:table-cell>
          <table:table-cell table:formula="of:=VLOOKUP([.C27];[Notes.$A$2:.$A$24];1;1)" office:value-type="float" office:value="195.998">
            <text:p>195.998</text:p>
          </table:table-cell>
          <table:table-cell table:formula="of:=VLOOKUP([.D27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([.$B$1]*[.A28]/128)+[.$B$2]" office:value-type="float" office:value="45815.625">
            <text:p>45815.625</text:p>
          </table:table-cell>
          <table:table-cell table:formula="of:=1/([.B28]*[.$B$3])" office:value-type="float" office:value="218.266148284565">
            <text:p>218.2661482846</text:p>
          </table:table-cell>
          <table:table-cell table:formula="of:=VLOOKUP([.C28];[Notes.$A$2:.$A$24];1;1)" office:value-type="float" office:value="195.998">
            <text:p>195.998</text:p>
          </table:table-cell>
          <table:table-cell table:formula="of:=VLOOKUP([.D28];[Notes.$A$2:.$B$24];2;1)" office:value-type="string" office:string-value="G3">
            <text:p>G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([.$B$1]*[.A29]/128)+[.$B$2]" office:value-type="float" office:value="45425">
            <text:p>45425</text:p>
          </table:table-cell>
          <table:table-cell table:formula="of:=1/([.B29]*[.$B$3])" office:value-type="float" office:value="220.143093010457">
            <text:p>220.1430930105</text:p>
          </table:table-cell>
          <table:table-cell table:formula="of:=VLOOKUP([.C29];[Notes.$A$2:.$A$24];1;1)" office:value-type="float" office:value="220">
            <text:p>220</text:p>
          </table:table-cell>
          <table:table-cell table:formula="of:=VLOOKUP([.D29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([.$B$1]*[.A30]/128)+[.$B$2]" office:value-type="float" office:value="45034.375">
            <text:p>45034.375</text:p>
          </table:table-cell>
          <table:table-cell table:formula="of:=1/([.B30]*[.$B$3])" office:value-type="float" office:value="222.052598709319">
            <text:p>222.0525987093</text:p>
          </table:table-cell>
          <table:table-cell table:formula="of:=VLOOKUP([.C30];[Notes.$A$2:.$A$24];1;1)" office:value-type="float" office:value="220">
            <text:p>220</text:p>
          </table:table-cell>
          <table:table-cell table:formula="of:=VLOOKUP([.D30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([.$B$1]*[.A31]/128)+[.$B$2]" office:value-type="float" office:value="44643.75">
            <text:p>44643.75</text:p>
          </table:table-cell>
          <table:table-cell table:formula="of:=1/([.B31]*[.$B$3])" office:value-type="float" office:value="223.995520089598">
            <text:p>223.9955200896</text:p>
          </table:table-cell>
          <table:table-cell table:formula="of:=VLOOKUP([.C31];[Notes.$A$2:.$A$24];1;1)" office:value-type="float" office:value="220">
            <text:p>220</text:p>
          </table:table-cell>
          <table:table-cell table:formula="of:=VLOOKUP([.D31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([.$B$1]*[.A32]/128)+[.$B$2]" office:value-type="float" office:value="44253.125">
            <text:p>44253.125</text:p>
          </table:table-cell>
          <table:table-cell table:formula="of:=1/([.B32]*[.$B$3])" office:value-type="float" office:value="225.972742037992">
            <text:p>225.972742038</text:p>
          </table:table-cell>
          <table:table-cell table:formula="of:=VLOOKUP([.C32];[Notes.$A$2:.$A$24];1;1)" office:value-type="float" office:value="220">
            <text:p>220</text:p>
          </table:table-cell>
          <table:table-cell table:formula="of:=VLOOKUP([.D32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([.$B$1]*[.A33]/128)+[.$B$2]" office:value-type="float" office:value="43862.5">
            <text:p>43862.5</text:p>
          </table:table-cell>
          <table:table-cell table:formula="of:=1/([.B33]*[.$B$3])" office:value-type="float" office:value="227.985180963237">
            <text:p>227.9851809632</text:p>
          </table:table-cell>
          <table:table-cell table:formula="of:=VLOOKUP([.C33];[Notes.$A$2:.$A$24];1;1)" office:value-type="float" office:value="220">
            <text:p>220</text:p>
          </table:table-cell>
          <table:table-cell table:formula="of:=VLOOKUP([.D33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([.$B$1]*[.A34]/128)+[.$B$2]" office:value-type="float" office:value="43471.875">
            <text:p>43471.875</text:p>
          </table:table-cell>
          <table:table-cell table:formula="of:=1/([.B34]*[.$B$3])" office:value-type="float" office:value="230.03378621235">
            <text:p>230.0337862124</text:p>
          </table:table-cell>
          <table:table-cell table:formula="of:=VLOOKUP([.C34];[Notes.$A$2:.$A$24];1;1)" office:value-type="float" office:value="220">
            <text:p>220</text:p>
          </table:table-cell>
          <table:table-cell table:formula="of:=VLOOKUP([.D34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([.$B$1]*[.A35]/128)+[.$B$2]" office:value-type="float" office:value="43081.25">
            <text:p>43081.25</text:p>
          </table:table-cell>
          <table:table-cell table:formula="of:=1/([.B35]*[.$B$3])" office:value-type="float" office:value="232.119541563905">
            <text:p>232.1195415639</text:p>
          </table:table-cell>
          <table:table-cell table:formula="of:=VLOOKUP([.C35];[Notes.$A$2:.$A$24];1;1)" office:value-type="float" office:value="220">
            <text:p>220</text:p>
          </table:table-cell>
          <table:table-cell table:formula="of:=VLOOKUP([.D35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([.$B$1]*[.A36]/128)+[.$B$2]" office:value-type="float" office:value="42690.625">
            <text:p>42690.625</text:p>
          </table:table-cell>
          <table:table-cell table:formula="of:=1/([.B36]*[.$B$3])" office:value-type="float" office:value="234.243466803309">
            <text:p>234.2434668033</text:p>
          </table:table-cell>
          <table:table-cell table:formula="of:=VLOOKUP([.C36];[Notes.$A$2:.$A$24];1;1)" office:value-type="float" office:value="220">
            <text:p>220</text:p>
          </table:table-cell>
          <table:table-cell table:formula="of:=VLOOKUP([.D36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([.$B$1]*[.A37]/128)+[.$B$2]" office:value-type="float" office:value="42300">
            <text:p>42300</text:p>
          </table:table-cell>
          <table:table-cell table:formula="of:=1/([.B37]*[.$B$3])" office:value-type="float" office:value="236.406619385343">
            <text:p>236.4066193853</text:p>
          </table:table-cell>
          <table:table-cell table:formula="of:=VLOOKUP([.C37];[Notes.$A$2:.$A$24];1;1)" office:value-type="float" office:value="220">
            <text:p>220</text:p>
          </table:table-cell>
          <table:table-cell table:formula="of:=VLOOKUP([.D37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([.$B$1]*[.A38]/128)+[.$B$2]" office:value-type="float" office:value="41909.375">
            <text:p>41909.375</text:p>
          </table:table-cell>
          <table:table-cell table:formula="of:=1/([.B38]*[.$B$3])" office:value-type="float" office:value="238.610096189695">
            <text:p>238.6100961897</text:p>
          </table:table-cell>
          <table:table-cell table:formula="of:=VLOOKUP([.C38];[Notes.$A$2:.$A$24];1;1)" office:value-type="float" office:value="220">
            <text:p>220</text:p>
          </table:table-cell>
          <table:table-cell table:formula="of:=VLOOKUP([.D38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([.$B$1]*[.A39]/128)+[.$B$2]" office:value-type="float" office:value="41518.75">
            <text:p>41518.75</text:p>
          </table:table-cell>
          <table:table-cell table:formula="of:=1/([.B39]*[.$B$3])" office:value-type="float" office:value="240.855035375583">
            <text:p>240.8550353756</text:p>
          </table:table-cell>
          <table:table-cell table:formula="of:=VLOOKUP([.C39];[Notes.$A$2:.$A$24];1;1)" office:value-type="float" office:value="220">
            <text:p>220</text:p>
          </table:table-cell>
          <table:table-cell table:formula="of:=VLOOKUP([.D39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([.$B$1]*[.A40]/128)+[.$B$2]" office:value-type="float" office:value="41128.125">
            <text:p>41128.125</text:p>
          </table:table-cell>
          <table:table-cell table:formula="of:=1/([.B40]*[.$B$3])" office:value-type="float" office:value="243.142618342071">
            <text:p>243.1426183421</text:p>
          </table:table-cell>
          <table:table-cell table:formula="of:=VLOOKUP([.C40];[Notes.$A$2:.$A$24];1;1)" office:value-type="float" office:value="220">
            <text:p>220</text:p>
          </table:table-cell>
          <table:table-cell table:formula="of:=VLOOKUP([.D40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([.$B$1]*[.A41]/128)+[.$B$2]" office:value-type="float" office:value="40737.5">
            <text:p>40737.5</text:p>
          </table:table-cell>
          <table:table-cell table:formula="of:=1/([.B41]*[.$B$3])" office:value-type="float" office:value="245.474071801166">
            <text:p>245.4740718012</text:p>
          </table:table-cell>
          <table:table-cell table:formula="of:=VLOOKUP([.C41];[Notes.$A$2:.$A$24];1;1)" office:value-type="float" office:value="220">
            <text:p>220</text:p>
          </table:table-cell>
          <table:table-cell table:formula="of:=VLOOKUP([.D41];[Notes.$A$2:.$B$24];2;1)" office:value-type="string" office:string-value="A3">
            <text:p>A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([.$B$1]*[.A42]/128)+[.$B$2]" office:value-type="float" office:value="40346.875">
            <text:p>40346.875</text:p>
          </table:table-cell>
          <table:table-cell table:formula="of:=1/([.B42]*[.$B$3])" office:value-type="float" office:value="247.850669971342">
            <text:p>247.8506699713</text:p>
          </table:table-cell>
          <table:table-cell table:formula="of:=VLOOKUP([.C42];[Notes.$A$2:.$A$24];1;1)" office:value-type="float" office:value="246.942">
            <text:p>246.942</text:p>
          </table:table-cell>
          <table:table-cell table:formula="of:=VLOOKUP([.D42];[Notes.$A$2:.$B$24];2;1)" office:value-type="string" office:string-value="B3">
            <text:p>B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[.$B$1]*[.A43]/128)+[.$B$2]" office:value-type="float" office:value="39956.25">
            <text:p>39956.25</text:p>
          </table:table-cell>
          <table:table-cell table:formula="of:=1/([.B43]*[.$B$3])" office:value-type="float" office:value="250.273736899734">
            <text:p>250.2737368997</text:p>
          </table:table-cell>
          <table:table-cell table:formula="of:=VLOOKUP([.C43];[Notes.$A$2:.$A$24];1;1)" office:value-type="float" office:value="246.942">
            <text:p>246.942</text:p>
          </table:table-cell>
          <table:table-cell table:formula="of:=VLOOKUP([.D43];[Notes.$A$2:.$B$24];2;1)" office:value-type="string" office:string-value="B3">
            <text:p>B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([.$B$1]*[.A44]/128)+[.$B$2]" office:value-type="float" office:value="39565.625">
            <text:p>39565.625</text:p>
          </table:table-cell>
          <table:table-cell table:formula="of:=1/([.B44]*[.$B$3])" office:value-type="float" office:value="252.744648921886">
            <text:p>252.7446489219</text:p>
          </table:table-cell>
          <table:table-cell table:formula="of:=VLOOKUP([.C44];[Notes.$A$2:.$A$24];1;1)" office:value-type="float" office:value="246.942">
            <text:p>246.942</text:p>
          </table:table-cell>
          <table:table-cell table:formula="of:=VLOOKUP([.D44];[Notes.$A$2:.$B$24];2;1)" office:value-type="string" office:string-value="B3">
            <text:p>B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([.$B$1]*[.A45]/128)+[.$B$2]" office:value-type="float" office:value="39175">
            <text:p>39175</text:p>
          </table:table-cell>
          <table:table-cell table:formula="of:=1/([.B45]*[.$B$3])" office:value-type="float" office:value="255.264837268666">
            <text:p>255.2648372687</text:p>
          </table:table-cell>
          <table:table-cell table:formula="of:=VLOOKUP([.C45];[Notes.$A$2:.$A$24];1;1)" office:value-type="float" office:value="246.942">
            <text:p>246.942</text:p>
          </table:table-cell>
          <table:table-cell table:formula="of:=VLOOKUP([.D45];[Notes.$A$2:.$B$24];2;1)" office:value-type="string" office:string-value="B3">
            <text:p>B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([.$B$1]*[.A46]/128)+[.$B$2]" office:value-type="float" office:value="38784.375">
            <text:p>38784.375</text:p>
          </table:table-cell>
          <table:table-cell table:formula="of:=1/([.B46]*[.$B$3])" office:value-type="float" office:value="257.835790830715">
            <text:p>257.8357908307</text:p>
          </table:table-cell>
          <table:table-cell table:formula="of:=VLOOKUP([.C46];[Notes.$A$2:.$A$24];1;1)" office:value-type="float" office:value="246.942">
            <text:p>246.942</text:p>
          </table:table-cell>
          <table:table-cell table:formula="of:=VLOOKUP([.D46];[Notes.$A$2:.$B$24];2;1)" office:value-type="string" office:string-value="B3">
            <text:p>B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([.$B$1]*[.A47]/128)+[.$B$2]" office:value-type="float" office:value="38393.75">
            <text:p>38393.75</text:p>
          </table:table-cell>
          <table:table-cell table:formula="of:=1/([.B47]*[.$B$3])" office:value-type="float" office:value="260.459059091649">
            <text:p>260.4590590916</text:p>
          </table:table-cell>
          <table:table-cell table:formula="of:=VLOOKUP([.C47];[Notes.$A$2:.$A$24];1;1)" office:value-type="float" office:value="246.942">
            <text:p>246.942</text:p>
          </table:table-cell>
          <table:table-cell table:formula="of:=VLOOKUP([.D47];[Notes.$A$2:.$B$24];2;1)" office:value-type="string" office:string-value="B3">
            <text:p>B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([.$B$1]*[.A48]/128)+[.$B$2]" office:value-type="float" office:value="38003.125">
            <text:p>38003.125</text:p>
          </table:table-cell>
          <table:table-cell table:formula="of:=1/([.B48]*[.$B$3])" office:value-type="float" office:value="263.136255242168">
            <text:p>263.1362552422</text:p>
          </table:table-cell>
          <table:table-cell table:formula="of:=VLOOKUP([.C48];[Notes.$A$2:.$A$24];1;1)" office:value-type="float" office:value="261.626">
            <text:p>261.626</text:p>
          </table:table-cell>
          <table:table-cell table:formula="of:=VLOOKUP([.D48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([.$B$1]*[.A49]/128)+[.$B$2]" office:value-type="float" office:value="37612.5">
            <text:p>37612.5</text:p>
          </table:table-cell>
          <table:table-cell table:formula="of:=1/([.B49]*[.$B$3])" office:value-type="float" office:value="265.869059488202">
            <text:p>265.8690594882</text:p>
          </table:table-cell>
          <table:table-cell table:formula="of:=VLOOKUP([.C49];[Notes.$A$2:.$A$24];1;1)" office:value-type="float" office:value="261.626">
            <text:p>261.626</text:p>
          </table:table-cell>
          <table:table-cell table:formula="of:=VLOOKUP([.D49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([.$B$1]*[.A50]/128)+[.$B$2]" office:value-type="float" office:value="37221.875">
            <text:p>37221.875</text:p>
          </table:table-cell>
          <table:table-cell table:formula="of:=1/([.B50]*[.$B$3])" office:value-type="float" office:value="268.659222567375">
            <text:p>268.6592225674</text:p>
          </table:table-cell>
          <table:table-cell table:formula="of:=VLOOKUP([.C50];[Notes.$A$2:.$A$24];1;1)" office:value-type="float" office:value="261.626">
            <text:p>261.626</text:p>
          </table:table-cell>
          <table:table-cell table:formula="of:=VLOOKUP([.D50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([.$B$1]*[.A51]/128)+[.$B$2]" office:value-type="float" office:value="36831.25">
            <text:p>36831.25</text:p>
          </table:table-cell>
          <table:table-cell table:formula="of:=1/([.B51]*[.$B$3])" office:value-type="float" office:value="271.508569489224">
            <text:p>271.5085694892</text:p>
          </table:table-cell>
          <table:table-cell table:formula="of:=VLOOKUP([.C51];[Notes.$A$2:.$A$24];1;1)" office:value-type="float" office:value="261.626">
            <text:p>261.626</text:p>
          </table:table-cell>
          <table:table-cell table:formula="of:=VLOOKUP([.D51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([.$B$1]*[.A52]/128)+[.$B$2]" office:value-type="float" office:value="36440.625">
            <text:p>36440.625</text:p>
          </table:table-cell>
          <table:table-cell table:formula="of:=1/([.B52]*[.$B$3])" office:value-type="float" office:value="274.419003515993">
            <text:p>274.419003516</text:p>
          </table:table-cell>
          <table:table-cell table:formula="of:=VLOOKUP([.C52];[Notes.$A$2:.$A$24];1;1)" office:value-type="float" office:value="261.626">
            <text:p>261.626</text:p>
          </table:table-cell>
          <table:table-cell table:formula="of:=VLOOKUP([.D52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[.$B$1]*[.A53]/128)+[.$B$2]" office:value-type="float" office:value="36050">
            <text:p>36050</text:p>
          </table:table-cell>
          <table:table-cell table:formula="of:=1/([.B53]*[.$B$3])" office:value-type="float" office:value="277.392510402219">
            <text:p>277.3925104022</text:p>
          </table:table-cell>
          <table:table-cell table:formula="of:=VLOOKUP([.C53];[Notes.$A$2:.$A$24];1;1)" office:value-type="float" office:value="261.626">
            <text:p>261.626</text:p>
          </table:table-cell>
          <table:table-cell table:formula="of:=VLOOKUP([.D53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([.$B$1]*[.A54]/128)+[.$B$2]" office:value-type="float" office:value="35659.375">
            <text:p>35659.375</text:p>
          </table:table-cell>
          <table:table-cell table:formula="of:=1/([.B54]*[.$B$3])" office:value-type="float" office:value="280.431162912979">
            <text:p>280.431162913</text:p>
          </table:table-cell>
          <table:table-cell table:formula="of:=VLOOKUP([.C54];[Notes.$A$2:.$A$24];1;1)" office:value-type="float" office:value="261.626">
            <text:p>261.626</text:p>
          </table:table-cell>
          <table:table-cell table:formula="of:=VLOOKUP([.D54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([.$B$1]*[.A55]/128)+[.$B$2]" office:value-type="float" office:value="35268.75">
            <text:p>35268.75</text:p>
          </table:table-cell>
          <table:table-cell table:formula="of:=1/([.B55]*[.$B$3])" office:value-type="float" office:value="283.537125642389">
            <text:p>283.5371256424</text:p>
          </table:table-cell>
          <table:table-cell table:formula="of:=VLOOKUP([.C55];[Notes.$A$2:.$A$24];1;1)" office:value-type="float" office:value="261.626">
            <text:p>261.626</text:p>
          </table:table-cell>
          <table:table-cell table:formula="of:=VLOOKUP([.D55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([.$B$1]*[.A56]/128)+[.$B$2]" office:value-type="float" office:value="34878.125">
            <text:p>34878.125</text:p>
          </table:table-cell>
          <table:table-cell table:formula="of:=1/([.B56]*[.$B$3])" office:value-type="float" office:value="286.7126601559">
            <text:p>286.7126601559</text:p>
          </table:table-cell>
          <table:table-cell table:formula="of:=VLOOKUP([.C56];[Notes.$A$2:.$A$24];1;1)" office:value-type="float" office:value="261.626">
            <text:p>261.626</text:p>
          </table:table-cell>
          <table:table-cell table:formula="of:=VLOOKUP([.D56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[.$B$1]*[.A57]/128)+[.$B$2]" office:value-type="float" office:value="34487.5">
            <text:p>34487.5</text:p>
          </table:table-cell>
          <table:table-cell table:formula="of:=1/([.B57]*[.$B$3])" office:value-type="float" office:value="289.960130482059">
            <text:p>289.9601304821</text:p>
          </table:table-cell>
          <table:table-cell table:formula="of:=VLOOKUP([.C57];[Notes.$A$2:.$A$24];1;1)" office:value-type="float" office:value="261.626">
            <text:p>261.626</text:p>
          </table:table-cell>
          <table:table-cell table:formula="of:=VLOOKUP([.D57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$B$1]*[.A58]/128)+[.$B$2]" office:value-type="float" office:value="34096.875">
            <text:p>34096.875</text:p>
          </table:table-cell>
          <table:table-cell table:formula="of:=1/([.B58]*[.$B$3])" office:value-type="float" office:value="293.282008981761">
            <text:p>293.2820089818</text:p>
          </table:table-cell>
          <table:table-cell table:formula="of:=VLOOKUP([.C58];[Notes.$A$2:.$A$24];1;1)" office:value-type="float" office:value="261.626">
            <text:p>261.626</text:p>
          </table:table-cell>
          <table:table-cell table:formula="of:=VLOOKUP([.D58];[Notes.$A$2:.$B$24];2;1)" office:value-type="string" office:string-value="C4 (MiddleC)">
            <text:p>C4 (MiddleC)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[.$B$1]*[.A59]/128)+[.$B$2]" office:value-type="float" office:value="33706.25">
            <text:p>33706.25</text:p>
          </table:table-cell>
          <table:table-cell table:formula="of:=1/([.B59]*[.$B$3])" office:value-type="float" office:value="296.680882625626">
            <text:p>296.6808826256</text:p>
          </table:table-cell>
          <table:table-cell table:formula="of:=VLOOKUP([.C59];[Notes.$A$2:.$A$24];1;1)" office:value-type="float" office:value="293.665">
            <text:p>293.665</text:p>
          </table:table-cell>
          <table:table-cell table:formula="of:=VLOOKUP([.D59];[Notes.$A$2:.$B$24];2;1)" office:value-type="string" office:string-value="D4">
            <text:p>D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[.$B$1]*[.A60]/128)+[.$B$2]" office:value-type="float" office:value="33315.625">
            <text:p>33315.625</text:p>
          </table:table-cell>
          <table:table-cell table:formula="of:=1/([.B60]*[.$B$3])" office:value-type="float" office:value="300.159459712973">
            <text:p>300.159459713</text:p>
          </table:table-cell>
          <table:table-cell table:formula="of:=VLOOKUP([.C60];[Notes.$A$2:.$A$24];1;1)" office:value-type="float" office:value="293.665">
            <text:p>293.665</text:p>
          </table:table-cell>
          <table:table-cell table:formula="of:=VLOOKUP([.D60];[Notes.$A$2:.$B$24];2;1)" office:value-type="string" office:string-value="D4">
            <text:p>D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[.$B$1]*[.A61]/128)+[.$B$2]" office:value-type="float" office:value="32925">
            <text:p>32925</text:p>
          </table:table-cell>
          <table:table-cell table:formula="of:=1/([.B61]*[.$B$3])" office:value-type="float" office:value="303.720577069096">
            <text:p>303.7205770691</text:p>
          </table:table-cell>
          <table:table-cell table:formula="of:=VLOOKUP([.C61];[Notes.$A$2:.$A$24];1;1)" office:value-type="float" office:value="293.665">
            <text:p>293.665</text:p>
          </table:table-cell>
          <table:table-cell table:formula="of:=VLOOKUP([.D61];[Notes.$A$2:.$B$24];2;1)" office:value-type="string" office:string-value="D4">
            <text:p>D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[.$B$1]*[.A62]/128)+[.$B$2]" office:value-type="float" office:value="32534.375">
            <text:p>32534.375</text:p>
          </table:table-cell>
          <table:table-cell table:formula="of:=1/([.B62]*[.$B$3])" office:value-type="float" office:value="307.367207761022">
            <text:p>307.367207761</text:p>
          </table:table-cell>
          <table:table-cell table:formula="of:=VLOOKUP([.C62];[Notes.$A$2:.$A$24];1;1)" office:value-type="float" office:value="293.665">
            <text:p>293.665</text:p>
          </table:table-cell>
          <table:table-cell table:formula="of:=VLOOKUP([.D62];[Notes.$A$2:.$B$24];2;1)" office:value-type="string" office:string-value="D4">
            <text:p>D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[.$B$1]*[.A63]/128)+[.$B$2]" office:value-type="float" office:value="32143.75">
            <text:p>32143.75</text:p>
          </table:table-cell>
          <table:table-cell table:formula="of:=1/([.B63]*[.$B$3])" office:value-type="float" office:value="311.102469375851">
            <text:p>311.1024693759</text:p>
          </table:table-cell>
          <table:table-cell table:formula="of:=VLOOKUP([.C63];[Notes.$A$2:.$A$24];1;1)" office:value-type="float" office:value="293.665">
            <text:p>293.665</text:p>
          </table:table-cell>
          <table:table-cell table:formula="of:=VLOOKUP([.D63];[Notes.$A$2:.$B$24];2;1)" office:value-type="string" office:string-value="D4">
            <text:p>D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[.$B$1]*[.A64]/128)+[.$B$2]" office:value-type="float" office:value="31753.125">
            <text:p>31753.125</text:p>
          </table:table-cell>
          <table:table-cell table:formula="of:=1/([.B64]*[.$B$3])" office:value-type="float" office:value="314.929632910147">
            <text:p>314.9296329101</text:p>
          </table:table-cell>
          <table:table-cell table:formula="of:=VLOOKUP([.C64];[Notes.$A$2:.$A$24];1;1)" office:value-type="float" office:value="293.665">
            <text:p>293.665</text:p>
          </table:table-cell>
          <table:table-cell table:formula="of:=VLOOKUP([.D64];[Notes.$A$2:.$B$24];2;1)" office:value-type="string" office:string-value="D4">
            <text:p>D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[.$B$1]*[.A65]/128)+[.$B$2]" office:value-type="float" office:value="31362.5">
            <text:p>31362.5</text:p>
          </table:table-cell>
          <table:table-cell table:formula="of:=1/([.B65]*[.$B$3])" office:value-type="float" office:value="318.852132323635">
            <text:p>318.8521323236</text:p>
          </table:table-cell>
          <table:table-cell table:formula="of:=VLOOKUP([.C65];[Notes.$A$2:.$A$24];1;1)" office:value-type="float" office:value="293.665">
            <text:p>293.665</text:p>
          </table:table-cell>
          <table:table-cell table:formula="of:=VLOOKUP([.D65];[Notes.$A$2:.$B$24];2;1)" office:value-type="string" office:string-value="D4">
            <text:p>D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[.$B$1]*[.A66]/128)+[.$B$2]" office:value-type="float" office:value="30971.875">
            <text:p>30971.875</text:p>
          </table:table-cell>
          <table:table-cell table:formula="of:=1/([.B66]*[.$B$3])" office:value-type="float" office:value="322.873574815861">
            <text:p>322.8735748159</text:p>
          </table:table-cell>
          <table:table-cell table:formula="of:=VLOOKUP([.C66];[Notes.$A$2:.$A$24];1;1)" office:value-type="float" office:value="293.665">
            <text:p>293.665</text:p>
          </table:table-cell>
          <table:table-cell table:formula="of:=VLOOKUP([.D66];[Notes.$A$2:.$B$24];2;1)" office:value-type="string" office:string-value="D4">
            <text:p>D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[.$B$1]*[.A67]/128)+[.$B$2]" office:value-type="float" office:value="30581.25">
            <text:p>30581.25</text:p>
          </table:table-cell>
          <table:table-cell table:formula="of:=1/([.B67]*[.$B$3])" office:value-type="float" office:value="326.997751890456">
            <text:p>326.9977518905</text:p>
          </table:table-cell>
          <table:table-cell table:formula="of:=VLOOKUP([.C67];[Notes.$A$2:.$A$24];1;1)" office:value-type="float" office:value="293.665">
            <text:p>293.665</text:p>
          </table:table-cell>
          <table:table-cell table:formula="of:=VLOOKUP([.D67];[Notes.$A$2:.$B$24];2;1)" office:value-type="string" office:string-value="D4">
            <text:p>D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[.$B$1]*[.A68]/128)+[.$B$2]" office:value-type="float" office:value="30190.625">
            <text:p>30190.625</text:p>
          </table:table-cell>
          <table:table-cell table:formula="of:=1/([.B68]*[.$B$3])" office:value-type="float" office:value="331.228651278336">
            <text:p>331.2286512783</text:p>
          </table:table-cell>
          <table:table-cell table:formula="of:=VLOOKUP([.C68];[Notes.$A$2:.$A$24];1;1)" office:value-type="float" office:value="329.628">
            <text:p>329.628</text:p>
          </table:table-cell>
          <table:table-cell table:formula="of:=VLOOKUP([.D68];[Notes.$A$2:.$B$24];2;1)" office:value-type="string" office:string-value="E4">
            <text:p>E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[.$B$1]*[.A69]/128)+[.$B$2]" office:value-type="float" office:value="29800">
            <text:p>29800</text:p>
          </table:table-cell>
          <table:table-cell table:formula="of:=1/([.B69]*[.$B$3])" office:value-type="float" office:value="335.570469798658">
            <text:p>335.5704697987</text:p>
          </table:table-cell>
          <table:table-cell table:formula="of:=VLOOKUP([.C69];[Notes.$A$2:.$A$24];1;1)" office:value-type="float" office:value="329.628">
            <text:p>329.628</text:p>
          </table:table-cell>
          <table:table-cell table:formula="of:=VLOOKUP([.D69];[Notes.$A$2:.$B$24];2;1)" office:value-type="string" office:string-value="E4">
            <text:p>E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[.$B$1]*[.A70]/128)+[.$B$2]" office:value-type="float" office:value="29409.375">
            <text:p>29409.375</text:p>
          </table:table-cell>
          <table:table-cell table:formula="of:=1/([.B70]*[.$B$3])" office:value-type="float" office:value="340.027627244714">
            <text:p>340.0276272447</text:p>
          </table:table-cell>
          <table:table-cell table:formula="of:=VLOOKUP([.C70];[Notes.$A$2:.$A$24];1;1)" office:value-type="float" office:value="329.628">
            <text:p>329.628</text:p>
          </table:table-cell>
          <table:table-cell table:formula="of:=VLOOKUP([.D70];[Notes.$A$2:.$B$24];2;1)" office:value-type="string" office:string-value="E4">
            <text:p>E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[.$B$1]*[.A71]/128)+[.$B$2]" office:value-type="float" office:value="29018.75">
            <text:p>29018.75</text:p>
          </table:table-cell>
          <table:table-cell table:formula="of:=1/([.B71]*[.$B$3])" office:value-type="float" office:value="344.604781391342">
            <text:p>344.6047813913</text:p>
          </table:table-cell>
          <table:table-cell table:formula="of:=VLOOKUP([.C71];[Notes.$A$2:.$A$24];1;1)" office:value-type="float" office:value="329.628">
            <text:p>329.628</text:p>
          </table:table-cell>
          <table:table-cell table:formula="of:=VLOOKUP([.D71];[Notes.$A$2:.$B$24];2;1)" office:value-type="string" office:string-value="E4">
            <text:p>E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[.$B$1]*[.A72]/128)+[.$B$2]" office:value-type="float" office:value="28628.125">
            <text:p>28628.125</text:p>
          </table:table-cell>
          <table:table-cell table:formula="of:=1/([.B72]*[.$B$3])" office:value-type="float" office:value="349.306844230979">
            <text:p>349.306844231</text:p>
          </table:table-cell>
          <table:table-cell table:formula="of:=VLOOKUP([.C72];[Notes.$A$2:.$A$24];1;1)" office:value-type="float" office:value="349.228">
            <text:p>349.228</text:p>
          </table:table-cell>
          <table:table-cell table:formula="of:=VLOOKUP([.D72];[Notes.$A$2:.$B$24];2;1)" office:value-type="string" office:string-value="F4">
            <text:p>F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[.$B$1]*[.A73]/128)+[.$B$2]" office:value-type="float" office:value="28237.5">
            <text:p>28237.5</text:p>
          </table:table-cell>
          <table:table-cell table:formula="of:=1/([.B73]*[.$B$3])" office:value-type="float" office:value="354.138999557326">
            <text:p>354.1389995573</text:p>
          </table:table-cell>
          <table:table-cell table:formula="of:=VLOOKUP([.C73];[Notes.$A$2:.$A$24];1;1)" office:value-type="float" office:value="349.228">
            <text:p>349.228</text:p>
          </table:table-cell>
          <table:table-cell table:formula="of:=VLOOKUP([.D73];[Notes.$A$2:.$B$24];2;1)" office:value-type="string" office:string-value="F4">
            <text:p>F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[.$B$1]*[.A74]/128)+[.$B$2]" office:value-type="float" office:value="27846.875">
            <text:p>27846.875</text:p>
          </table:table-cell>
          <table:table-cell table:formula="of:=1/([.B74]*[.$B$3])" office:value-type="float" office:value="359.106722028953">
            <text:p>359.106722029</text:p>
          </table:table-cell>
          <table:table-cell table:formula="of:=VLOOKUP([.C74];[Notes.$A$2:.$A$24];1;1)" office:value-type="float" office:value="349.228">
            <text:p>349.228</text:p>
          </table:table-cell>
          <table:table-cell table:formula="of:=VLOOKUP([.D74];[Notes.$A$2:.$B$24];2;1)" office:value-type="string" office:string-value="F4">
            <text:p>F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[.$B$1]*[.A75]/128)+[.$B$2]" office:value-type="float" office:value="27456.25">
            <text:p>27456.25</text:p>
          </table:table-cell>
          <table:table-cell table:formula="of:=1/([.B75]*[.$B$3])" office:value-type="float" office:value="364.215797860232">
            <text:p>364.2157978602</text:p>
          </table:table-cell>
          <table:table-cell table:formula="of:=VLOOKUP([.C75];[Notes.$A$2:.$A$24];1;1)" office:value-type="float" office:value="349.228">
            <text:p>349.228</text:p>
          </table:table-cell>
          <table:table-cell table:formula="of:=VLOOKUP([.D75];[Notes.$A$2:.$B$24];2;1)" office:value-type="string" office:string-value="F4">
            <text:p>F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[.$B$1]*[.A76]/128)+[.$B$2]" office:value-type="float" office:value="27065.625">
            <text:p>27065.625</text:p>
          </table:table-cell>
          <table:table-cell table:formula="of:=1/([.B76]*[.$B$3])" office:value-type="float" office:value="369.472347304006">
            <text:p>369.472347304</text:p>
          </table:table-cell>
          <table:table-cell table:formula="of:=VLOOKUP([.C76];[Notes.$A$2:.$A$24];1;1)" office:value-type="float" office:value="349.228">
            <text:p>349.228</text:p>
          </table:table-cell>
          <table:table-cell table:formula="of:=VLOOKUP([.D76];[Notes.$A$2:.$B$24];2;1)" office:value-type="string" office:string-value="F4">
            <text:p>F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[.$B$1]*[.A77]/128)+[.$B$2]" office:value-type="float" office:value="26675">
            <text:p>26675</text:p>
          </table:table-cell>
          <table:table-cell table:formula="of:=1/([.B77]*[.$B$3])" office:value-type="float" office:value="374.882849109653">
            <text:p>374.8828491097</text:p>
          </table:table-cell>
          <table:table-cell table:formula="of:=VLOOKUP([.C77];[Notes.$A$2:.$A$24];1;1)" office:value-type="float" office:value="349.228">
            <text:p>349.228</text:p>
          </table:table-cell>
          <table:table-cell table:formula="of:=VLOOKUP([.D77];[Notes.$A$2:.$B$24];2;1)" office:value-type="string" office:string-value="F4">
            <text:p>F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[.$B$1]*[.A78]/128)+[.$B$2]" office:value-type="float" office:value="26284.375">
            <text:p>26284.375</text:p>
          </table:table-cell>
          <table:table-cell table:formula="of:=1/([.B78]*[.$B$3])" office:value-type="float" office:value="380.45416716205">
            <text:p>380.4541671621</text:p>
          </table:table-cell>
          <table:table-cell table:formula="of:=VLOOKUP([.C78];[Notes.$A$2:.$A$24];1;1)" office:value-type="float" office:value="349.228">
            <text:p>349.228</text:p>
          </table:table-cell>
          <table:table-cell table:formula="of:=VLOOKUP([.D78];[Notes.$A$2:.$B$24];2;1)" office:value-type="string" office:string-value="F4">
            <text:p>F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[.$B$1]*[.A79]/128)+[.$B$2]" office:value-type="float" office:value="25893.75">
            <text:p>25893.75</text:p>
          </table:table-cell>
          <table:table-cell table:formula="of:=1/([.B79]*[.$B$3])" office:value-type="float" office:value="386.19357953174">
            <text:p>386.1935795317</text:p>
          </table:table-cell>
          <table:table-cell table:formula="of:=VLOOKUP([.C79];[Notes.$A$2:.$A$24];1;1)" office:value-type="float" office:value="349.228">
            <text:p>349.228</text:p>
          </table:table-cell>
          <table:table-cell table:formula="of:=VLOOKUP([.D79];[Notes.$A$2:.$B$24];2;1)" office:value-type="string" office:string-value="F4">
            <text:p>F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[.$B$1]*[.A80]/128)+[.$B$2]" office:value-type="float" office:value="25503.125">
            <text:p>25503.125</text:p>
          </table:table-cell>
          <table:table-cell table:formula="of:=1/([.B80]*[.$B$3])" office:value-type="float" office:value="392.108810194829">
            <text:p>392.1088101948</text:p>
          </table:table-cell>
          <table:table-cell table:formula="of:=VLOOKUP([.C80];[Notes.$A$2:.$A$24];1;1)" office:value-type="float" office:value="391.995">
            <text:p>391.995</text:p>
          </table:table-cell>
          <table:table-cell table:formula="of:=VLOOKUP([.D80];[Notes.$A$2:.$B$24];2;1)" office:value-type="string" office:string-value="G4">
            <text:p>G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[.$B$1]*[.A81]/128)+[.$B$2]" office:value-type="float" office:value="25112.5">
            <text:p>25112.5</text:p>
          </table:table-cell>
          <table:table-cell table:formula="of:=1/([.B81]*[.$B$3])" office:value-type="float" office:value="398.20806371329">
            <text:p>398.2080637133</text:p>
          </table:table-cell>
          <table:table-cell table:formula="of:=VLOOKUP([.C81];[Notes.$A$2:.$A$24];1;1)" office:value-type="float" office:value="391.995">
            <text:p>391.995</text:p>
          </table:table-cell>
          <table:table-cell table:formula="of:=VLOOKUP([.D81];[Notes.$A$2:.$B$24];2;1)" office:value-type="string" office:string-value="G4">
            <text:p>G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[.$B$1]*[.A82]/128)+[.$B$2]" office:value-type="float" office:value="24721.875">
            <text:p>24721.875</text:p>
          </table:table-cell>
          <table:table-cell table:formula="of:=1/([.B82]*[.$B$3])" office:value-type="float" office:value="404.500063203135">
            <text:p>404.5000632031</text:p>
          </table:table-cell>
          <table:table-cell table:formula="of:=VLOOKUP([.C82];[Notes.$A$2:.$A$24];1;1)" office:value-type="float" office:value="391.995">
            <text:p>391.995</text:p>
          </table:table-cell>
          <table:table-cell table:formula="of:=VLOOKUP([.D82];[Notes.$A$2:.$B$24];2;1)" office:value-type="string" office:string-value="G4">
            <text:p>G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[.$B$1]*[.A83]/128)+[.$B$2]" office:value-type="float" office:value="24331.25">
            <text:p>24331.25</text:p>
          </table:table-cell>
          <table:table-cell table:formula="of:=1/([.B83]*[.$B$3])" office:value-type="float" office:value="410.994091959928">
            <text:p>410.9940919599</text:p>
          </table:table-cell>
          <table:table-cell table:formula="of:=VLOOKUP([.C83];[Notes.$A$2:.$A$24];1;1)" office:value-type="float" office:value="391.995">
            <text:p>391.995</text:p>
          </table:table-cell>
          <table:table-cell table:formula="of:=VLOOKUP([.D83];[Notes.$A$2:.$B$24];2;1)" office:value-type="string" office:string-value="G4">
            <text:p>G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[.$B$1]*[.A84]/128)+[.$B$2]" office:value-type="float" office:value="23940.625">
            <text:p>23940.625</text:p>
          </table:table-cell>
          <table:table-cell table:formula="of:=1/([.B84]*[.$B$3])" office:value-type="float" office:value="417.700039159379">
            <text:p>417.7000391594</text:p>
          </table:table-cell>
          <table:table-cell table:formula="of:=VLOOKUP([.C84];[Notes.$A$2:.$A$24];1;1)" office:value-type="float" office:value="391.995">
            <text:p>391.995</text:p>
          </table:table-cell>
          <table:table-cell table:formula="of:=VLOOKUP([.D84];[Notes.$A$2:.$B$24];2;1)" office:value-type="string" office:string-value="G4">
            <text:p>G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[.$B$1]*[.A85]/128)+[.$B$2]" office:value-type="float" office:value="23550">
            <text:p>23550</text:p>
          </table:table-cell>
          <table:table-cell table:formula="of:=1/([.B85]*[.$B$3])" office:value-type="float" office:value="424.628450106157">
            <text:p>424.6284501062</text:p>
          </table:table-cell>
          <table:table-cell table:formula="of:=VLOOKUP([.C85];[Notes.$A$2:.$A$24];1;1)" office:value-type="float" office:value="391.995">
            <text:p>391.995</text:p>
          </table:table-cell>
          <table:table-cell table:formula="of:=VLOOKUP([.D85];[Notes.$A$2:.$B$24];2;1)" office:value-type="string" office:string-value="G4">
            <text:p>G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[.$B$1]*[.A86]/128)+[.$B$2]" office:value-type="float" office:value="23159.375">
            <text:p>23159.375</text:p>
          </table:table-cell>
          <table:table-cell table:formula="of:=1/([.B86]*[.$B$3])" office:value-type="float" office:value="431.79058156794">
            <text:p>431.7905815679</text:p>
          </table:table-cell>
          <table:table-cell table:formula="of:=VLOOKUP([.C86];[Notes.$A$2:.$A$24];1;1)" office:value-type="float" office:value="391.995">
            <text:p>391.995</text:p>
          </table:table-cell>
          <table:table-cell table:formula="of:=VLOOKUP([.D86];[Notes.$A$2:.$B$24];2;1)" office:value-type="string" office:string-value="G4">
            <text:p>G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[.$B$1]*[.A87]/128)+[.$B$2]" office:value-type="float" office:value="22768.75">
            <text:p>22768.75</text:p>
          </table:table-cell>
          <table:table-cell table:formula="of:=1/([.B87]*[.$B$3])" office:value-type="float" office:value="439.19846280538">
            <text:p>439.1984628054</text:p>
          </table:table-cell>
          <table:table-cell table:formula="of:=VLOOKUP([.C87];[Notes.$A$2:.$A$24];1;1)" office:value-type="float" office:value="391.995">
            <text:p>391.995</text:p>
          </table:table-cell>
          <table:table-cell table:formula="of:=VLOOKUP([.D87];[Notes.$A$2:.$B$24];2;1)" office:value-type="string" office:string-value="G4">
            <text:p>G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[.$B$1]*[.A88]/128)+[.$B$2]" office:value-type="float" office:value="22378.125">
            <text:p>22378.125</text:p>
          </table:table-cell>
          <table:table-cell table:formula="of:=1/([.B88]*[.$B$3])" office:value-type="float" office:value="446.864962993995">
            <text:p>446.864962994</text:p>
          </table:table-cell>
          <table:table-cell table:formula="of:=VLOOKUP([.C88];[Notes.$A$2:.$A$24];1;1)" office:value-type="float" office:value="440">
            <text:p>440</text:p>
          </table:table-cell>
          <table:table-cell table:formula="of:=VLOOKUP([.D88];[Notes.$A$2:.$B$24];2;1)" office:value-type="string" office:string-value="A4">
            <text:p>A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[.$B$1]*[.A89]/128)+[.$B$2]" office:value-type="float" office:value="21987.5">
            <text:p>21987.5</text:p>
          </table:table-cell>
          <table:table-cell table:formula="of:=1/([.B89]*[.$B$3])" office:value-type="float" office:value="454.80386583286">
            <text:p>454.8038658329</text:p>
          </table:table-cell>
          <table:table-cell table:formula="of:=VLOOKUP([.C89];[Notes.$A$2:.$A$24];1;1)" office:value-type="float" office:value="440">
            <text:p>440</text:p>
          </table:table-cell>
          <table:table-cell table:formula="of:=VLOOKUP([.D89];[Notes.$A$2:.$B$24];2;1)" office:value-type="string" office:string-value="A4">
            <text:p>A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[.$B$1]*[.A90]/128)+[.$B$2]" office:value-type="float" office:value="21596.875">
            <text:p>21596.875</text:p>
          </table:table-cell>
          <table:table-cell table:formula="of:=1/([.B90]*[.$B$3])" office:value-type="float" office:value="463.029952250036">
            <text:p>463.02995225</text:p>
          </table:table-cell>
          <table:table-cell table:formula="of:=VLOOKUP([.C90];[Notes.$A$2:.$A$24];1;1)" office:value-type="float" office:value="440">
            <text:p>440</text:p>
          </table:table-cell>
          <table:table-cell table:formula="of:=VLOOKUP([.D90];[Notes.$A$2:.$B$24];2;1)" office:value-type="string" office:string-value="A4">
            <text:p>A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[.$B$1]*[.A91]/128)+[.$B$2]" office:value-type="float" office:value="21206.25">
            <text:p>21206.25</text:p>
          </table:table-cell>
          <table:table-cell table:formula="of:=1/([.B91]*[.$B$3])" office:value-type="float" office:value="471.559092248747">
            <text:p>471.5590922487</text:p>
          </table:table-cell>
          <table:table-cell table:formula="of:=VLOOKUP([.C91];[Notes.$A$2:.$A$24];1;1)" office:value-type="float" office:value="440">
            <text:p>440</text:p>
          </table:table-cell>
          <table:table-cell table:formula="of:=VLOOKUP([.D91];[Notes.$A$2:.$B$24];2;1)" office:value-type="string" office:string-value="A4">
            <text:p>A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[.$B$1]*[.A92]/128)+[.$B$2]" office:value-type="float" office:value="20815.625">
            <text:p>20815.625</text:p>
          </table:table-cell>
          <table:table-cell table:formula="of:=1/([.B92]*[.$B$3])" office:value-type="float" office:value="480.408347095031">
            <text:p>480.408347095</text:p>
          </table:table-cell>
          <table:table-cell table:formula="of:=VLOOKUP([.C92];[Notes.$A$2:.$A$24];1;1)" office:value-type="float" office:value="440">
            <text:p>440</text:p>
          </table:table-cell>
          <table:table-cell table:formula="of:=VLOOKUP([.D92];[Notes.$A$2:.$B$24];2;1)" office:value-type="string" office:string-value="A4">
            <text:p>A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[.$B$1]*[.A93]/128)+[.$B$2]" office:value-type="float" office:value="20425">
            <text:p>20425</text:p>
          </table:table-cell>
          <table:table-cell table:formula="of:=1/([.B93]*[.$B$3])" office:value-type="float" office:value="489.596083231334">
            <text:p>489.5960832313</text:p>
          </table:table-cell>
          <table:table-cell table:formula="of:=VLOOKUP([.C93];[Notes.$A$2:.$A$24];1;1)" office:value-type="float" office:value="440">
            <text:p>440</text:p>
          </table:table-cell>
          <table:table-cell table:formula="of:=VLOOKUP([.D93];[Notes.$A$2:.$B$24];2;1)" office:value-type="string" office:string-value="A4">
            <text:p>A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[.$B$1]*[.A94]/128)+[.$B$2]" office:value-type="float" office:value="20034.375">
            <text:p>20034.375</text:p>
          </table:table-cell>
          <table:table-cell table:formula="of:=1/([.B94]*[.$B$3])" office:value-type="float" office:value="499.142099516456">
            <text:p>499.1420995165</text:p>
          </table:table-cell>
          <table:table-cell table:formula="of:=VLOOKUP([.C94];[Notes.$A$2:.$A$24];1;1)" office:value-type="float" office:value="493.884">
            <text:p>493.884</text:p>
          </table:table-cell>
          <table:table-cell table:formula="of:=VLOOKUP([.D94];[Notes.$A$2:.$B$24];2;1)" office:value-type="string" office:string-value="B4">
            <text:p>B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[.$B$1]*[.A95]/128)+[.$B$2]" office:value-type="float" office:value="19643.75">
            <text:p>19643.75</text:p>
          </table:table-cell>
          <table:table-cell table:formula="of:=1/([.B95]*[.$B$3])" office:value-type="float" office:value="509.067769646834">
            <text:p>509.0677696468</text:p>
          </table:table-cell>
          <table:table-cell table:formula="of:=VLOOKUP([.C95];[Notes.$A$2:.$A$24];1;1)" office:value-type="float" office:value="493.884">
            <text:p>493.884</text:p>
          </table:table-cell>
          <table:table-cell table:formula="of:=VLOOKUP([.D95];[Notes.$A$2:.$B$24];2;1)" office:value-type="string" office:string-value="B4">
            <text:p>B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[.$B$1]*[.A96]/128)+[.$B$2]" office:value-type="float" office:value="19253.125">
            <text:p>19253.125</text:p>
          </table:table-cell>
          <table:table-cell table:formula="of:=1/([.B96]*[.$B$3])" office:value-type="float" office:value="519.396201915274">
            <text:p>519.3962019153</text:p>
          </table:table-cell>
          <table:table-cell table:formula="of:=VLOOKUP([.C96];[Notes.$A$2:.$A$24];1;1)" office:value-type="float" office:value="493.884">
            <text:p>493.884</text:p>
          </table:table-cell>
          <table:table-cell table:formula="of:=VLOOKUP([.D96];[Notes.$A$2:.$B$24];2;1)" office:value-type="string" office:string-value="B4">
            <text:p>B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[.$B$1]*[.A97]/128)+[.$B$2]" office:value-type="float" office:value="18862.5">
            <text:p>18862.5</text:p>
          </table:table-cell>
          <table:table-cell table:formula="of:=1/([.B97]*[.$B$3])" office:value-type="float" office:value="530.152418820411">
            <text:p>530.1524188204</text:p>
          </table:table-cell>
          <table:table-cell table:formula="of:=VLOOKUP([.C97];[Notes.$A$2:.$A$24];1;1)" office:value-type="float" office:value="523.252">
            <text:p>523.252</text:p>
          </table:table-cell>
          <table:table-cell table:formula="of:=VLOOKUP([.D97];[Notes.$A$2:.$B$24];2;1)" office:value-type="string" office:string-value="C5">
            <text:p>C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[.$B$1]*[.A98]/128)+[.$B$2]" office:value-type="float" office:value="18471.875">
            <text:p>18471.875</text:p>
          </table:table-cell>
          <table:table-cell table:formula="of:=1/([.B98]*[.$B$3])" office:value-type="float" office:value="541.363559465404">
            <text:p>541.3635594654</text:p>
          </table:table-cell>
          <table:table-cell table:formula="of:=VLOOKUP([.C98];[Notes.$A$2:.$A$24];1;1)" office:value-type="float" office:value="523.252">
            <text:p>523.252</text:p>
          </table:table-cell>
          <table:table-cell table:formula="of:=VLOOKUP([.D98];[Notes.$A$2:.$B$24];2;1)" office:value-type="string" office:string-value="C5">
            <text:p>C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[.$B$1]*[.A99]/128)+[.$B$2]" office:value-type="float" office:value="18081.25">
            <text:p>18081.25</text:p>
          </table:table-cell>
          <table:table-cell table:formula="of:=1/([.B99]*[.$B$3])" office:value-type="float" office:value="553.059108192188">
            <text:p>553.0591081922</text:p>
          </table:table-cell>
          <table:table-cell table:formula="of:=VLOOKUP([.C99];[Notes.$A$2:.$A$24];1;1)" office:value-type="float" office:value="523.252">
            <text:p>523.252</text:p>
          </table:table-cell>
          <table:table-cell table:formula="of:=VLOOKUP([.D99];[Notes.$A$2:.$B$24];2;1)" office:value-type="string" office:string-value="C5">
            <text:p>C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[.$B$1]*[.A100]/128)+[.$B$2]" office:value-type="float" office:value="17690.625">
            <text:p>17690.625</text:p>
          </table:table-cell>
          <table:table-cell table:formula="of:=1/([.B100]*[.$B$3])" office:value-type="float" office:value="565.271153506448">
            <text:p>565.2711535064</text:p>
          </table:table-cell>
          <table:table-cell table:formula="of:=VLOOKUP([.C100];[Notes.$A$2:.$A$24];1;1)" office:value-type="float" office:value="523.252">
            <text:p>523.252</text:p>
          </table:table-cell>
          <table:table-cell table:formula="of:=VLOOKUP([.D100];[Notes.$A$2:.$B$24];2;1)" office:value-type="string" office:string-value="C5">
            <text:p>C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[.$B$1]*[.A101]/128)+[.$B$2]" office:value-type="float" office:value="17300">
            <text:p>17300</text:p>
          </table:table-cell>
          <table:table-cell table:formula="of:=1/([.B101]*[.$B$3])" office:value-type="float" office:value="578.034682080925">
            <text:p>578.0346820809</text:p>
          </table:table-cell>
          <table:table-cell table:formula="of:=VLOOKUP([.C101];[Notes.$A$2:.$A$24];1;1)" office:value-type="float" office:value="523.252">
            <text:p>523.252</text:p>
          </table:table-cell>
          <table:table-cell table:formula="of:=VLOOKUP([.D101];[Notes.$A$2:.$B$24];2;1)" office:value-type="string" office:string-value="C5">
            <text:p>C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[.$B$1]*[.A102]/128)+[.$B$2]" office:value-type="float" office:value="16909.375">
            <text:p>16909.375</text:p>
          </table:table-cell>
          <table:table-cell table:formula="of:=1/([.B102]*[.$B$3])" office:value-type="float" office:value="591.387913509518">
            <text:p>591.3879135095</text:p>
          </table:table-cell>
          <table:table-cell table:formula="of:=VLOOKUP([.C102];[Notes.$A$2:.$A$24];1;1)" office:value-type="float" office:value="587.33">
            <text:p>587.33</text:p>
          </table:table-cell>
          <table:table-cell table:formula="of:=VLOOKUP([.D102];[Notes.$A$2:.$B$24];2;1)" office:value-type="string" office:string-value="D5">
            <text:p>D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$B$1]*[.A103]/128)+[.$B$2]" office:value-type="float" office:value="16518.75">
            <text:p>16518.75</text:p>
          </table:table-cell>
          <table:table-cell table:formula="of:=1/([.B103]*[.$B$3])" office:value-type="float" office:value="605.3726825577">
            <text:p>605.3726825577</text:p>
          </table:table-cell>
          <table:table-cell table:formula="of:=VLOOKUP([.C103];[Notes.$A$2:.$A$24];1;1)" office:value-type="float" office:value="587.33">
            <text:p>587.33</text:p>
          </table:table-cell>
          <table:table-cell table:formula="of:=VLOOKUP([.D103];[Notes.$A$2:.$B$24];2;1)" office:value-type="string" office:string-value="D5">
            <text:p>D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$B$1]*[.A104]/128)+[.$B$2]" office:value-type="float" office:value="16128.125">
            <text:p>16128.125</text:p>
          </table:table-cell>
          <table:table-cell table:formula="of:=1/([.B104]*[.$B$3])" office:value-type="float" office:value="620.034876961829">
            <text:p>620.0348769618</text:p>
          </table:table-cell>
          <table:table-cell table:formula="of:=VLOOKUP([.C104];[Notes.$A$2:.$A$24];1;1)" office:value-type="float" office:value="587.33">
            <text:p>587.33</text:p>
          </table:table-cell>
          <table:table-cell table:formula="of:=VLOOKUP([.D104];[Notes.$A$2:.$B$24];2;1)" office:value-type="string" office:string-value="D5">
            <text:p>D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$B$1]*[.A105]/128)+[.$B$2]" office:value-type="float" office:value="15737.5">
            <text:p>15737.5</text:p>
          </table:table-cell>
          <table:table-cell table:formula="of:=1/([.B105]*[.$B$3])" office:value-type="float" office:value="635.424940428912">
            <text:p>635.4249404289</text:p>
          </table:table-cell>
          <table:table-cell table:formula="of:=VLOOKUP([.C105];[Notes.$A$2:.$A$24];1;1)" office:value-type="float" office:value="587.33">
            <text:p>587.33</text:p>
          </table:table-cell>
          <table:table-cell table:formula="of:=VLOOKUP([.D105];[Notes.$A$2:.$B$24];2;1)" office:value-type="string" office:string-value="D5">
            <text:p>D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$B$1]*[.A106]/128)+[.$B$2]" office:value-type="float" office:value="15346.875">
            <text:p>15346.875</text:p>
          </table:table-cell>
          <table:table-cell table:formula="of:=1/([.B106]*[.$B$3])" office:value-type="float" office:value="651.598452453676">
            <text:p>651.5984524537</text:p>
          </table:table-cell>
          <table:table-cell table:formula="of:=VLOOKUP([.C106];[Notes.$A$2:.$A$24];1;1)" office:value-type="float" office:value="587.33">
            <text:p>587.33</text:p>
          </table:table-cell>
          <table:table-cell table:formula="of:=VLOOKUP([.D106];[Notes.$A$2:.$B$24];2;1)" office:value-type="string" office:string-value="D5">
            <text:p>D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$B$1]*[.A107]/128)+[.$B$2]" office:value-type="float" office:value="14956.25">
            <text:p>14956.25</text:p>
          </table:table-cell>
          <table:table-cell table:formula="of:=1/([.B107]*[.$B$3])" office:value-type="float" office:value="668.616798997075">
            <text:p>668.6167989971</text:p>
          </table:table-cell>
          <table:table-cell table:formula="of:=VLOOKUP([.C107];[Notes.$A$2:.$A$24];1;1)" office:value-type="float" office:value="659.256">
            <text:p>659.256</text:p>
          </table:table-cell>
          <table:table-cell table:formula="of:=VLOOKUP([.D107];[Notes.$A$2:.$B$24];2;1)" office:value-type="string" office:string-value="E5">
            <text:p>E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$B$1]*[.A108]/128)+[.$B$2]" office:value-type="float" office:value="14565.625">
            <text:p>14565.625</text:p>
          </table:table-cell>
          <table:table-cell table:formula="of:=1/([.B108]*[.$B$3])" office:value-type="float" office:value="686.547951083459">
            <text:p>686.5479510835</text:p>
          </table:table-cell>
          <table:table-cell table:formula="of:=VLOOKUP([.C108];[Notes.$A$2:.$A$24];1;1)" office:value-type="float" office:value="659.256">
            <text:p>659.256</text:p>
          </table:table-cell>
          <table:table-cell table:formula="of:=VLOOKUP([.D108];[Notes.$A$2:.$B$24];2;1)" office:value-type="string" office:string-value="E5">
            <text:p>E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$B$1]*[.A109]/128)+[.$B$2]" office:value-type="float" office:value="14175">
            <text:p>14175</text:p>
          </table:table-cell>
          <table:table-cell table:formula="of:=1/([.B109]*[.$B$3])" office:value-type="float" office:value="705.467372134039">
            <text:p>705.467372134</text:p>
          </table:table-cell>
          <table:table-cell table:formula="of:=VLOOKUP([.C109];[Notes.$A$2:.$A$24];1;1)" office:value-type="float" office:value="698.456">
            <text:p>698.456</text:p>
          </table:table-cell>
          <table:table-cell table:formula="of:=VLOOKUP([.D109];[Notes.$A$2:.$B$24];2;1)" office:value-type="string" office:string-value="F5">
            <text:p>F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$B$1]*[.A110]/128)+[.$B$2]" office:value-type="float" office:value="13784.375">
            <text:p>13784.375</text:p>
          </table:table-cell>
          <table:table-cell table:formula="of:=1/([.B110]*[.$B$3])" office:value-type="float" office:value="725.459079573793">
            <text:p>725.4590795738</text:p>
          </table:table-cell>
          <table:table-cell table:formula="of:=VLOOKUP([.C110];[Notes.$A$2:.$A$24];1;1)" office:value-type="float" office:value="698.456">
            <text:p>698.456</text:p>
          </table:table-cell>
          <table:table-cell table:formula="of:=VLOOKUP([.D110];[Notes.$A$2:.$B$24];2;1)" office:value-type="string" office:string-value="F5">
            <text:p>F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$B$1]*[.A111]/128)+[.$B$2]" office:value-type="float" office:value="13393.75">
            <text:p>13393.75</text:p>
          </table:table-cell>
          <table:table-cell table:formula="of:=1/([.B111]*[.$B$3])" office:value-type="float" office:value="746.616892207186">
            <text:p>746.6168922072</text:p>
          </table:table-cell>
          <table:table-cell table:formula="of:=VLOOKUP([.C111];[Notes.$A$2:.$A$24];1;1)" office:value-type="float" office:value="698.456">
            <text:p>698.456</text:p>
          </table:table-cell>
          <table:table-cell table:formula="of:=VLOOKUP([.D111];[Notes.$A$2:.$B$24];2;1)" office:value-type="string" office:string-value="F5">
            <text:p>F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$B$1]*[.A112]/128)+[.$B$2]" office:value-type="float" office:value="13003.125">
            <text:p>13003.125</text:p>
          </table:table-cell>
          <table:table-cell table:formula="of:=1/([.B112]*[.$B$3])" office:value-type="float" office:value="769.045902427301">
            <text:p>769.0459024273</text:p>
          </table:table-cell>
          <table:table-cell table:formula="of:=VLOOKUP([.C112];[Notes.$A$2:.$A$24];1;1)" office:value-type="float" office:value="698.456">
            <text:p>698.456</text:p>
          </table:table-cell>
          <table:table-cell table:formula="of:=VLOOKUP([.D112];[Notes.$A$2:.$B$24];2;1)" office:value-type="string" office:string-value="F5">
            <text:p>F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$B$1]*[.A113]/128)+[.$B$2]" office:value-type="float" office:value="12612.5">
            <text:p>12612.5</text:p>
          </table:table-cell>
          <table:table-cell table:formula="of:=1/([.B113]*[.$B$3])" office:value-type="float" office:value="792.864222001982">
            <text:p>792.864222002</text:p>
          </table:table-cell>
          <table:table-cell table:formula="of:=VLOOKUP([.C113];[Notes.$A$2:.$A$24];1;1)" office:value-type="float" office:value="783.99">
            <text:p>783.99</text:p>
          </table:table-cell>
          <table:table-cell table:formula="of:=VLOOKUP([.D113];[Notes.$A$2:.$B$24];2;1)" office:value-type="string" office:string-value="G5">
            <text:p>G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$B$1]*[.A114]/128)+[.$B$2]" office:value-type="float" office:value="12221.875">
            <text:p>12221.875</text:p>
          </table:table-cell>
          <table:table-cell table:formula="of:=1/([.B114]*[.$B$3])" office:value-type="float" office:value="818.205062643825">
            <text:p>818.2050626438</text:p>
          </table:table-cell>
          <table:table-cell table:formula="of:=VLOOKUP([.C114];[Notes.$A$2:.$A$24];1;1)" office:value-type="float" office:value="783.99">
            <text:p>783.99</text:p>
          </table:table-cell>
          <table:table-cell table:formula="of:=VLOOKUP([.D114];[Notes.$A$2:.$B$24];2;1)" office:value-type="string" office:string-value="G5">
            <text:p>G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$B$1]*[.A115]/128)+[.$B$2]" office:value-type="float" office:value="11831.25">
            <text:p>11831.25</text:p>
          </table:table-cell>
          <table:table-cell table:formula="of:=1/([.B115]*[.$B$3])" office:value-type="float" office:value="845.219228737454">
            <text:p>845.2192287375</text:p>
          </table:table-cell>
          <table:table-cell table:formula="of:=VLOOKUP([.C115];[Notes.$A$2:.$A$24];1;1)" office:value-type="float" office:value="783.99">
            <text:p>783.99</text:p>
          </table:table-cell>
          <table:table-cell table:formula="of:=VLOOKUP([.D115];[Notes.$A$2:.$B$24];2;1)" office:value-type="string" office:string-value="G5">
            <text:p>G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$B$1]*[.A116]/128)+[.$B$2]" office:value-type="float" office:value="11440.625">
            <text:p>11440.625</text:p>
          </table:table-cell>
          <table:table-cell table:formula="of:=1/([.B116]*[.$B$3])" office:value-type="float" office:value="874.07812073204">
            <text:p>874.078120732</text:p>
          </table:table-cell>
          <table:table-cell table:formula="of:=VLOOKUP([.C116];[Notes.$A$2:.$A$24];1;1)" office:value-type="float" office:value="783.99">
            <text:p>783.99</text:p>
          </table:table-cell>
          <table:table-cell table:formula="of:=VLOOKUP([.D116];[Notes.$A$2:.$B$24];2;1)" office:value-type="string" office:string-value="G5">
            <text:p>G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$B$1]*[.A117]/128)+[.$B$2]" office:value-type="float" office:value="11050">
            <text:p>11050</text:p>
          </table:table-cell>
          <table:table-cell table:formula="of:=1/([.B117]*[.$B$3])" office:value-type="float" office:value="904.977375565611">
            <text:p>904.9773755656</text:p>
          </table:table-cell>
          <table:table-cell table:formula="of:=VLOOKUP([.C117];[Notes.$A$2:.$A$24];1;1)" office:value-type="float" office:value="880">
            <text:p>880</text:p>
          </table:table-cell>
          <table:table-cell table:formula="of:=VLOOKUP([.D117];[Notes.$A$2:.$B$24];2;1)" office:value-type="string" office:string-value="A5">
            <text:p>A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$B$1]*[.A118]/128)+[.$B$2]" office:value-type="float" office:value="10659.375">
            <text:p>10659.375</text:p>
          </table:table-cell>
          <table:table-cell table:formula="of:=1/([.B118]*[.$B$3])" office:value-type="float" office:value="938.141307534447">
            <text:p>938.1413075344</text:p>
          </table:table-cell>
          <table:table-cell table:formula="of:=VLOOKUP([.C118];[Notes.$A$2:.$A$24];1;1)" office:value-type="float" office:value="880">
            <text:p>880</text:p>
          </table:table-cell>
          <table:table-cell table:formula="of:=VLOOKUP([.D118];[Notes.$A$2:.$B$24];2;1)" office:value-type="string" office:string-value="A5">
            <text:p>A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$B$1]*[.A119]/128)+[.$B$2]" office:value-type="float" office:value="10268.75">
            <text:p>10268.75</text:p>
          </table:table-cell>
          <table:table-cell table:formula="of:=1/([.B119]*[.$B$3])" office:value-type="float" office:value="973.828362751065">
            <text:p>973.8283627511</text:p>
          </table:table-cell>
          <table:table-cell table:formula="of:=VLOOKUP([.C119];[Notes.$A$2:.$A$24];1;1)" office:value-type="float" office:value="880">
            <text:p>880</text:p>
          </table:table-cell>
          <table:table-cell table:formula="of:=VLOOKUP([.D119];[Notes.$A$2:.$B$24];2;1)" office:value-type="string" office:string-value="A5">
            <text:p>A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$B$1]*[.A120]/128)+[.$B$2]" office:value-type="float" office:value="9878.125">
            <text:p>9878.125</text:p>
          </table:table-cell>
          <table:table-cell table:formula="of:=1/([.B120]*[.$B$3])" office:value-type="float" office:value="1012.33786776337">
            <text:p>1012.3378677634</text:p>
          </table:table-cell>
          <table:table-cell table:formula="of:=VLOOKUP([.C120];[Notes.$A$2:.$A$24];1;1)" office:value-type="float" office:value="987.8">
            <text:p>987.8</text:p>
          </table:table-cell>
          <table:table-cell table:formula="of:=VLOOKUP([.D120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$B$1]*[.A121]/128)+[.$B$2]" office:value-type="float" office:value="9487.5">
            <text:p>9487.5</text:p>
          </table:table-cell>
          <table:table-cell table:formula="of:=1/([.B121]*[.$B$3])" office:value-type="float" office:value="1054.01844532279">
            <text:p>1054.0184453228</text:p>
          </table:table-cell>
          <table:table-cell table:formula="of:=VLOOKUP([.C121];[Notes.$A$2:.$A$24];1;1)" office:value-type="float" office:value="987.8">
            <text:p>987.8</text:p>
          </table:table-cell>
          <table:table-cell table:formula="of:=VLOOKUP([.D121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$B$1]*[.A122]/128)+[.$B$2]" office:value-type="float" office:value="9096.875">
            <text:p>9096.875</text:p>
          </table:table-cell>
          <table:table-cell table:formula="of:=1/([.B122]*[.$B$3])" office:value-type="float" office:value="1099.27859841979">
            <text:p>1099.2785984198</text:p>
          </table:table-cell>
          <table:table-cell table:formula="of:=VLOOKUP([.C122];[Notes.$A$2:.$A$24];1;1)" office:value-type="float" office:value="987.8">
            <text:p>987.8</text:p>
          </table:table-cell>
          <table:table-cell table:formula="of:=VLOOKUP([.D122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$B$1]*[.A123]/128)+[.$B$2]" office:value-type="float" office:value="8706.25">
            <text:p>8706.25</text:p>
          </table:table-cell>
          <table:table-cell table:formula="of:=1/([.B123]*[.$B$3])" office:value-type="float" office:value="1148.60014357502">
            <text:p>1148.600143575</text:p>
          </table:table-cell>
          <table:table-cell table:formula="of:=VLOOKUP([.C123];[Notes.$A$2:.$A$24];1;1)" office:value-type="float" office:value="987.8">
            <text:p>987.8</text:p>
          </table:table-cell>
          <table:table-cell table:formula="of:=VLOOKUP([.D123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$B$1]*[.A124]/128)+[.$B$2]" office:value-type="float" office:value="8315.625">
            <text:p>8315.625</text:p>
          </table:table-cell>
          <table:table-cell table:formula="of:=1/([.B124]*[.$B$3])" office:value-type="float" office:value="1202.55543028936">
            <text:p>1202.5554302894</text:p>
          </table:table-cell>
          <table:table-cell table:formula="of:=VLOOKUP([.C124];[Notes.$A$2:.$A$24];1;1)" office:value-type="float" office:value="987.8">
            <text:p>987.8</text:p>
          </table:table-cell>
          <table:table-cell table:formula="of:=VLOOKUP([.D124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$B$1]*[.A125]/128)+[.$B$2]" office:value-type="float" office:value="7925">
            <text:p>7925</text:p>
          </table:table-cell>
          <table:table-cell table:formula="of:=1/([.B125]*[.$B$3])" office:value-type="float" office:value="1261.82965299685">
            <text:p>1261.8296529969</text:p>
          </table:table-cell>
          <table:table-cell table:formula="of:=VLOOKUP([.C125];[Notes.$A$2:.$A$24];1;1)" office:value-type="float" office:value="987.8">
            <text:p>987.8</text:p>
          </table:table-cell>
          <table:table-cell table:formula="of:=VLOOKUP([.D125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$B$1]*[.A126]/128)+[.$B$2]" office:value-type="float" office:value="7534.375">
            <text:p>7534.375</text:p>
          </table:table-cell>
          <table:table-cell table:formula="of:=1/([.B126]*[.$B$3])" office:value-type="float" office:value="1327.25010369141">
            <text:p>1327.2501036914</text:p>
          </table:table-cell>
          <table:table-cell table:formula="of:=VLOOKUP([.C126];[Notes.$A$2:.$A$24];1;1)" office:value-type="float" office:value="987.8">
            <text:p>987.8</text:p>
          </table:table-cell>
          <table:table-cell table:formula="of:=VLOOKUP([.D126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$B$1]*[.A127]/128)+[.$B$2]" office:value-type="float" office:value="7143.75">
            <text:p>7143.75</text:p>
          </table:table-cell>
          <table:table-cell table:formula="of:=1/([.B127]*[.$B$3])" office:value-type="float" office:value="1399.82502187227">
            <text:p>1399.8250218723</text:p>
          </table:table-cell>
          <table:table-cell table:formula="of:=VLOOKUP([.C127];[Notes.$A$2:.$A$24];1;1)" office:value-type="float" office:value="987.8">
            <text:p>987.8</text:p>
          </table:table-cell>
          <table:table-cell table:formula="of:=VLOOKUP([.D127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$B$1]*[.A128]/128)+[.$B$2]" office:value-type="float" office:value="6753.125">
            <text:p>6753.125</text:p>
          </table:table-cell>
          <table:table-cell table:formula="of:=1/([.B128]*[.$B$3])" office:value-type="float" office:value="1480.7959278112">
            <text:p>1480.7959278112</text:p>
          </table:table-cell>
          <table:table-cell table:formula="of:=VLOOKUP([.C128];[Notes.$A$2:.$A$24];1;1)" office:value-type="float" office:value="987.8">
            <text:p>987.8</text:p>
          </table:table-cell>
          <table:table-cell table:formula="of:=VLOOKUP([.D128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$B$1]*[.A129]/128)+[.$B$2]" office:value-type="float" office:value="6362.5">
            <text:p>6362.5</text:p>
          </table:table-cell>
          <table:table-cell table:formula="of:=1/([.B129]*[.$B$3])" office:value-type="float" office:value="1571.70923379175">
            <text:p>1571.7092337918</text:p>
          </table:table-cell>
          <table:table-cell table:formula="of:=VLOOKUP([.C129];[Notes.$A$2:.$A$24];1;1)" office:value-type="float" office:value="987.8">
            <text:p>987.8</text:p>
          </table:table-cell>
          <table:table-cell table:formula="of:=VLOOKUP([.D129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$B$1]*[.A130]/128)+[.$B$2]" office:value-type="float" office:value="5971.875">
            <text:p>5971.875</text:p>
          </table:table-cell>
          <table:table-cell table:formula="of:=1/([.B130]*[.$B$3])" office:value-type="float" office:value="1674.51596023025">
            <text:p>1674.5159602303</text:p>
          </table:table-cell>
          <table:table-cell table:formula="of:=VLOOKUP([.C130];[Notes.$A$2:.$A$24];1;1)" office:value-type="float" office:value="987.8">
            <text:p>987.8</text:p>
          </table:table-cell>
          <table:table-cell table:formula="of:=VLOOKUP([.D130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$B$1]*[.A131]/128)+[.$B$2]" office:value-type="float" office:value="5581.25">
            <text:p>5581.25</text:p>
          </table:table-cell>
          <table:table-cell table:formula="of:=1/([.B131]*[.$B$3])" office:value-type="float" office:value="1791.71332586786">
            <text:p>1791.7133258679</text:p>
          </table:table-cell>
          <table:table-cell table:formula="of:=VLOOKUP([.C131];[Notes.$A$2:.$A$24];1;1)" office:value-type="float" office:value="987.8">
            <text:p>987.8</text:p>
          </table:table-cell>
          <table:table-cell table:formula="of:=VLOOKUP([.D131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$B$1]*[.A132]/128)+[.$B$2]" office:value-type="float" office:value="5190.625">
            <text:p>5190.625</text:p>
          </table:table-cell>
          <table:table-cell table:formula="of:=1/([.B132]*[.$B$3])" office:value-type="float" office:value="1926.55027092113">
            <text:p>1926.5502709211</text:p>
          </table:table-cell>
          <table:table-cell table:formula="of:=VLOOKUP([.C132];[Notes.$A$2:.$A$24];1;1)" office:value-type="float" office:value="987.8">
            <text:p>987.8</text:p>
          </table:table-cell>
          <table:table-cell table:formula="of:=VLOOKUP([.D132];[Notes.$A$2:.$B$24];2;1)" office:value-type="string" office:string-value="Fmax">
            <text:p>Fmax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$B$1]*[.A133]/128)+[.$B$2]" office:value-type="float" office:value="4800">
            <text:p>4800</text:p>
          </table:table-cell>
          <table:table-cell table:formula="of:=1/([.B133]*[.$B$3])" office:value-type="float" office:value="2083.33333333333">
            <text:p>2083.3333333333</text:p>
          </table:table-cell>
          <table:table-cell table:formula="of:=VLOOKUP([.C133];[Notes.$A$2:.$A$24];1;1)" office:value-type="float" office:value="987.8">
            <text:p>987.8</text:p>
          </table:table-cell>
          <table:table-cell table:formula="of:=VLOOKUP([.D133];[Notes.$A$2:.$B$24];2;1)" office:value-type="string" office:string-value="Fmax">
            <text:p>Fmax</text:p>
          </table:table-cell>
        </table:table-row>
      </table:table>
      <table:table table:name="Notes" table:style-name="ta1">
        <table:table-column table:style-name="co6" table:default-cell-style-name="Default"/>
        <table:table-column table:style-name="co1" table:default-cell-style-name="Default"/>
        <table:table-row table:style-name="ro3">
          <table:table-cell table:style-name="ce4" office:value-type="string">
            <text:p>Freq</text:p>
          </table:table-cell>
          <table:table-cell table:style-name="ce4" office:value-type="string">
            <text:p>Key</text:p>
          </table:table-cell>
        </table:table-row>
        <table:table-row table:style-name="ro3">
          <table:table-cell table:style-name="ce5" office:value-type="float" office:value="195.998">
            <text:p>195.998</text:p>
          </table:table-cell>
          <table:table-cell table:style-name="ce6" office:value-type="string">
            <text:p>G3</text:p>
          </table:table-cell>
        </table:table-row>
        <table:table-row table:style-name="ro3">
          <table:table-cell table:style-name="ce5" office:value-type="float" office:value="220">
            <text:p>220</text:p>
          </table:table-cell>
          <table:table-cell table:style-name="ce6" office:value-type="string">
            <text:p>A3</text:p>
          </table:table-cell>
        </table:table-row>
        <table:table-row table:style-name="ro3">
          <table:table-cell table:style-name="ce5" office:value-type="float" office:value="246.942">
            <text:p>246.942</text:p>
          </table:table-cell>
          <table:table-cell table:style-name="ce6" office:value-type="string">
            <text:p>B3</text:p>
          </table:table-cell>
        </table:table-row>
        <table:table-row table:style-name="ro3">
          <table:table-cell table:style-name="ce5" office:value-type="float" office:value="261.626">
            <text:p>261.626</text:p>
          </table:table-cell>
          <table:table-cell table:style-name="ce6" office:value-type="string">
            <text:p>C4 (MiddleC)</text:p>
          </table:table-cell>
        </table:table-row>
        <table:table-row table:style-name="ro3">
          <table:table-cell table:style-name="ce5" office:value-type="float" office:value="293.665">
            <text:p>293.665</text:p>
          </table:table-cell>
          <table:table-cell table:style-name="ce6" office:value-type="string">
            <text:p>D4</text:p>
          </table:table-cell>
        </table:table-row>
        <table:table-row table:style-name="ro3">
          <table:table-cell table:style-name="ce5" office:value-type="float" office:value="329.628">
            <text:p>329.628</text:p>
          </table:table-cell>
          <table:table-cell table:style-name="ce6" office:value-type="string">
            <text:p>E4</text:p>
          </table:table-cell>
        </table:table-row>
        <table:table-row table:style-name="ro3">
          <table:table-cell table:style-name="ce5" office:value-type="float" office:value="349.228">
            <text:p>349.228</text:p>
          </table:table-cell>
          <table:table-cell table:style-name="ce6" office:value-type="string">
            <text:p>F4</text:p>
          </table:table-cell>
        </table:table-row>
        <table:table-row table:style-name="ro3">
          <table:table-cell table:style-name="ce5" office:value-type="float" office:value="391.995">
            <text:p>391.995</text:p>
          </table:table-cell>
          <table:table-cell table:style-name="ce6" office:value-type="string">
            <text:p>G4</text:p>
          </table:table-cell>
        </table:table-row>
        <table:table-row table:style-name="ro3">
          <table:table-cell table:style-name="ce5" office:value-type="float" office:value="440">
            <text:p>440</text:p>
          </table:table-cell>
          <table:table-cell table:style-name="ce6" office:value-type="string">
            <text:p>A4</text:p>
          </table:table-cell>
        </table:table-row>
        <table:table-row table:style-name="ro3">
          <table:table-cell table:style-name="ce5" office:value-type="float" office:value="493.884">
            <text:p>493.884</text:p>
          </table:table-cell>
          <table:table-cell table:style-name="ce6" office:value-type="string">
            <text:p>B4</text:p>
          </table:table-cell>
        </table:table-row>
        <table:table-row table:style-name="ro3">
          <table:table-cell table:style-name="ce5" office:value-type="float" office:value="523.252">
            <text:p>523.252</text:p>
          </table:table-cell>
          <table:table-cell table:style-name="ce6" office:value-type="string">
            <text:p>C5</text:p>
          </table:table-cell>
        </table:table-row>
        <table:table-row table:style-name="ro3">
          <table:table-cell table:style-name="ce5" office:value-type="float" office:value="587.33">
            <text:p>587.33</text:p>
          </table:table-cell>
          <table:table-cell table:style-name="ce6" office:value-type="string">
            <text:p>D5</text:p>
          </table:table-cell>
        </table:table-row>
        <table:table-row table:style-name="ro3">
          <table:table-cell table:style-name="ce5" office:value-type="float" office:value="659.256">
            <text:p>659.256</text:p>
          </table:table-cell>
          <table:table-cell table:style-name="ce6" office:value-type="string">
            <text:p>E5</text:p>
          </table:table-cell>
        </table:table-row>
        <table:table-row table:style-name="ro3">
          <table:table-cell table:style-name="ce5" office:value-type="float" office:value="698.456">
            <text:p>698.456</text:p>
          </table:table-cell>
          <table:table-cell table:style-name="ce6" office:value-type="string">
            <text:p>F5</text:p>
          </table:table-cell>
        </table:table-row>
        <table:table-row table:style-name="ro3">
          <table:table-cell table:style-name="ce5" office:value-type="float" office:value="783.99">
            <text:p>783.99</text:p>
          </table:table-cell>
          <table:table-cell table:style-name="ce6" office:value-type="string">
            <text:p>G5</text:p>
          </table:table-cell>
        </table:table-row>
        <table:table-row table:style-name="ro3">
          <table:table-cell table:style-name="ce5" office:value-type="float" office:value="880">
            <text:p>880</text:p>
          </table:table-cell>
          <table:table-cell table:style-name="ce6" office:value-type="string">
            <text:p>A5</text:p>
          </table:table-cell>
        </table:table-row>
        <table:table-row table:style-name="ro3">
          <table:table-cell table:style-name="ce5" office:value-type="float" office:value="987.768">
            <text:p>987.768</text:p>
          </table:table-cell>
          <table:table-cell table:style-name="ce6" office:value-type="string">
            <text:p>B5</text:p>
          </table:table-cell>
        </table:table-row>
        <table:table-row table:style-name="ro3">
          <table:table-cell table:number-columns-repeated="2" table:style-name="ce6" office:value-type="string">
            <text:p> </text:p>
          </table:table-cell>
        </table:table-row>
        <table:table-row table:style-name="ro3">
          <table:table-cell table:style-name="ce5" office:value-type="float" office:value="196">
            <text:p>196</text:p>
          </table:table-cell>
          <table:table-cell table:style-name="ce6" office:value-type="string">
            <text:p>Fmin</text:p>
          </table:table-cell>
        </table:table-row>
        <table:table-row table:style-name="ro3">
          <table:table-cell table:style-name="ce5" office:value-type="float" office:value="987.8">
            <text:p>987.8</text:p>
          </table:table-cell>
          <table:table-cell table:style-name="ce6" office:value-type="string">
            <text:p>Fmax</text:p>
          </table:table-cell>
        </table:table-row>
        <table:table-row table:style-name="ro4">
          <table:table-cell table:style-name="ce7" office:value-type="string">
            <text:p>2.20E-007</text:p>
          </table:table-cell>
          <table:table-cell table:style-name="ce6" office:value-type="string">
            <text:p>Cap chosen</text:p>
          </table:table-cell>
        </table:table-row>
        <table:table-row table:style-name="ro3">
          <table:table-cell table:style-name="ce5" office:value-type="float" office:value="23191.3">
            <text:p>23191.3</text:p>
          </table:table-cell>
          <table:table-cell table:style-name="ce6" office:value-type="string">
            <text:p>Rmax</text:p>
          </table:table-cell>
        </table:table-row>
        <table:table-row table:style-name="ro3">
          <table:table-cell table:style-name="ce5" office:value-type="float" office:value="4601.7">
            <text:p>4601.7</text:p>
          </table:table-cell>
          <table:table-cell table:style-name="ce6" office:value-type="string">
            <text:p>Rmin</text:p>
          </table:table-cell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3T14:53:15</meta:creation-date>
    <meta:editing-duration>PT1H52M54S</meta:editing-duration>
    <meta:editing-cycles>6</meta:editing-cycles>
    <meta:generator>LibreOffice/3.5$Linux_X86_64 LibreOffice_project/350m1$Build-2</meta:generator>
    <meta:initial-creator>doug </meta:initial-creator>
    <dc:date>2012-06-24T16:37:50</dc:date>
    <dc:creator>doug </dc:creator>
    <meta:document-statistic meta:table-count="3" meta:cell-count="700" meta:object-count="0"/>
  </office:meta>
</office:document-meta>
</file>